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999999" draw:marker-start-width="0.226cm" draw:marker-end-width="0.226cm" draw:fill-color="#000000" draw:textarea-horizontal-align="justify" draw:textarea-vertical-align="middle" draw:auto-grow-height="false" fo:min-height="0.596cm" fo:min-width="2.997cm" fo:padding-top="0.133cm" fo:padding-bottom="0.133cm" fo:padding-left="0.258cm" fo:padding-right="0.258cm"/>
    </style:style>
    <style:style style:name="gr2" style:family="graphic" style:parent-style-name="standard">
      <style:graphic-properties svg:stroke-width="0.018cm" svg:stroke-color="#999999" draw:marker-start-width="0.226cm" draw:marker-end-width="0.226cm" draw:fill-color="#dddddd" draw:textarea-horizontal-align="justify" draw:textarea-vertical-align="middle" draw:auto-grow-height="false" fo:min-height="0.596cm" fo:min-width="2.22cm" fo:padding-top="0.133cm" fo:padding-bottom="0.133cm" fo:padding-left="0.258cm" fo:padding-right="0.258cm"/>
    </style:style>
    <style:style style:name="gr3" style:family="graphic" style:parent-style-name="standard">
      <style:graphic-properties svg:stroke-width="0.018cm" svg:stroke-color="#999999" draw:marker-start-width="0.226cm" draw:marker-end-width="0.226cm" draw:fill-color="#dddddd" draw:textarea-horizontal-align="justify" draw:textarea-vertical-align="middle" draw:auto-grow-height="false" fo:min-height="1.052cm" fo:min-width="3.602cm" fo:padding-top="0.133cm" fo:padding-bottom="0.133cm" fo:padding-left="0.258cm" fo:padding-right="0.258cm"/>
    </style:style>
    <style:style style:name="gr4" style:family="graphic" style:parent-style-name="standard">
      <style:graphic-properties svg:stroke-width="0.035cm" svg:stroke-color="#ffffff" draw:marker-start-width="0.251cm" draw:marker-end-width="0.251cm" svg:stroke-opacity="100%" draw:fill-color="#9999ff" draw:opacity="80%" draw:textarea-horizontal-align="justify" draw:textarea-vertical-align="middle" draw:auto-grow-height="false" fo:min-height="0.098cm" fo:min-width="0.398cm" fo:padding-top="0.141cm" fo:padding-bottom="0.141cm" fo:padding-left="0.266cm" fo:padding-right="0.266cm"/>
    </style:style>
    <style:style style:name="gr5" style:family="graphic" style:parent-style-name="standard">
      <style:graphic-properties svg:stroke-width="0.035cm" svg:stroke-color="#ffffff" draw:marker-start-width="0.251cm" draw:marker-end-width="0.251cm" svg:stroke-opacity="100%" draw:fill-color="#9999ff" draw:opacity="80%" draw:textarea-horizontal-align="justify" draw:textarea-vertical-align="middle" draw:auto-grow-height="false" fo:min-height="0.098cm" fo:min-width="0.412cm" fo:padding-top="0.141cm" fo:padding-bottom="0.141cm" fo:padding-left="0.266cm" fo:padding-right="0.266cm"/>
    </style:style>
    <style:style style:name="gr6" style:family="graphic" style:parent-style-name="standard">
      <style:graphic-properties svg:stroke-width="0.035cm" svg:stroke-color="#ffffff" draw:marker-start-width="0.251cm" draw:marker-end-width="0.251cm" svg:stroke-opacity="100%" draw:fill-color="#9999ff" draw:opacity="80%" draw:textarea-horizontal-align="justify" draw:textarea-vertical-align="middle" draw:auto-grow-height="false" fo:min-height="0.098cm" fo:min-width="0.404cm" fo:padding-top="0.141cm" fo:padding-bottom="0.141cm" fo:padding-left="0.266cm" fo:padding-right="0.266cm"/>
    </style:style>
    <style:style style:name="gr7" style:family="graphic" style:parent-style-name="standard">
      <style:graphic-properties svg:stroke-width="0.035cm" svg:stroke-color="#ffffff" draw:marker-start-width="0.251cm" draw:marker-end-width="0.251cm" svg:stroke-opacity="100%" draw:fill-color="#9999ff" draw:opacity="80%" draw:textarea-horizontal-align="justify" draw:textarea-vertical-align="middle" draw:auto-grow-height="false" fo:min-height="0.098cm" fo:min-width="0.406cm" fo:padding-top="0.141cm" fo:padding-bottom="0.141cm" fo:padding-left="0.266cm" fo:padding-right="0.266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0000" draw:marker-start="Arrow" draw:marker-start-width="0.3cm" draw:marker-end="Square_20_45_20_unfilled" draw:marker-end-width="0.3cm" draw:fill-color="#ffffff" draw:textarea-vertical-align="middle"/>
    </style:style>
    <style:style style:name="gr10" style:family="graphic" style:parent-style-name="standard">
      <style:graphic-properties svg:stroke-color="#009933" draw:marker-start="Arrow" draw:marker-start-width="0.3cm" draw:marker-end="Circle" draw:marker-end-width="0.3cm" draw:textarea-vertical-align="middle"/>
    </style:style>
    <style:style style:name="gr11" style:family="graphic" style:parent-style-name="objectwithoutfill">
      <style:graphic-properties svg:stroke-width="0.035cm" svg:stroke-color="#cc66ff" draw:marker-start-width="0.252cm" draw:marker-end="Rounded_20_short_20_Arrow" draw:marker-end-width="0.352cm" draw:stroke-linejoin="none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0.03cm" fo:min-width="0cm"/>
    </style:style>
    <style:style style:name="gr13" style:family="graphic" style:parent-style-name="standard">
      <style:graphic-properties svg:stroke-width="0.018cm" svg:stroke-color="#ffffff" draw:marker-start-width="0.226cm" draw:marker-end-width="0.226cm" svg:stroke-opacity="100%" draw:fill-color="#9999ff" draw:opacity="8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4" style:family="graphic" style:parent-style-name="standard">
      <style:graphic-properties svg:stroke-width="0.018cm" svg:stroke-color="#ffffff" draw:marker-start-width="0.226cm" draw:marker-end-width="0.226cm" svg:stroke-opacity="100%" draw:fill-color="#cccccc" draw:opacity="10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5" style:family="graphic" style:parent-style-name="standard">
      <style:graphic-properties svg:stroke-width="0.018cm" svg:stroke-color="#ffffff" draw:marker-start-width="0.226cm" draw:marker-end-width="0.226cm" svg:stroke-opacity="100%" draw:fill-color="#111111" draw:opacity="100%" draw:textarea-horizontal-align="justify" draw:textarea-vertical-align="middle" draw:auto-grow-height="false" fo:min-height="0cm" fo:min-width="0cm" fo:padding-top="0.133cm" fo:padding-bottom="0.133cm" fo:padding-left="0.258cm" fo:padding-right="0.2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22" style:family="graphic" style:parent-style-name="standard">
      <style:graphic-properties svg:stroke-width="0.018cm" svg:stroke-color="#999999" draw:marker-start-width="0.226cm" draw:marker-end-width="0.226cm" draw:fill-color="#000000" draw:opacity="69%" draw:textarea-horizontal-align="justify" draw:textarea-vertical-align="middle" draw:auto-grow-height="false" fo:min-height="0.158cm" fo:min-width="0.716cm" fo:padding-top="0.133cm" fo:padding-bottom="0.133cm" fo:padding-left="0.258cm" fo:padding-right="0.258cm"/>
    </style:style>
    <style:style style:name="gr23" style:family="graphic" style:parent-style-name="standard">
      <style:graphic-properties svg:stroke-color="#808080" draw:marker-start="Arrow" draw:marker-start-width="0.3cm" draw:marker-end="Circle" draw:marker-end-width="0.3cm" draw:fill-color="#ffffff" draw:textarea-vertical-align="middle"/>
    </style:style>
    <style:style style:name="gr24" style:family="graphic" style:parent-style-name="standard">
      <style:graphic-properties svg:stroke-color="#808080" draw:marker-start="Arrow" draw:marker-start-width="0.3cm" draw:marker-end="Circle" draw:marker-end-width="0.3cm" draw:textarea-vertical-align="middle"/>
    </style:style>
    <style:style style:name="gr25" style:family="graphic" style:parent-style-name="standard">
      <style:graphic-properties svg:stroke-color="#666666" draw:marker-start="Arrow" draw:marker-start-width="0.3cm" draw:marker-end="Circle" draw:marker-end-width="0.3cm" draw:textarea-vertical-align="middle"/>
    </style:style>
    <style:style style:name="gr26" style:family="graphic" style:parent-style-name="standard">
      <style:graphic-properties svg:stroke-width="0.028cm" svg:stroke-color="#00cccc" draw:marker-start-width="0.242cm" draw:marker-end-width="0.242cm" draw:fill-color="#eeeeee" draw:textarea-horizontal-align="justify" draw:textarea-vertical-align="middle" draw:auto-grow-height="false" fo:min-height="3.286cm" fo:min-width="3.036cm" fo:padding-top="0.139cm" fo:padding-bottom="0.139cm" fo:padding-left="0.264cm" fo:padding-right="0.264cm"/>
    </style:style>
    <style:style style:name="gr27" style:family="graphic" style:parent-style-name="standard">
      <style:graphic-properties svg:stroke-color="#111111" draw:fill-color="#9900ff" draw:opacity="70%" draw:textarea-horizontal-align="justify" draw:textarea-vertical-align="middle" draw:auto-grow-height="false" fo:min-height="0.15cm" fo:min-width="2.3cm"/>
    </style:style>
    <style:style style:name="gr28" style:family="graphic" style:parent-style-name="standard">
      <style:graphic-properties svg:stroke-color="#ffffff" draw:fill-color="#00cc00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ffffff" draw:fill-color="#ff9900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111111" draw:fill-color="#9900ff" draw:opacity="70%" draw:textarea-horizontal-align="justify" draw:textarea-vertical-align="middle" draw:auto-grow-height="false" fo:min-height="0.128cm" fo:min-width="2.3cm"/>
    </style:style>
    <style:style style:name="gr31" style:family="graphic" style:parent-style-name="objectwithoutfill">
      <style:graphic-properties svg:stroke-color="#000000" draw:marker-start="Circle" draw:marker-end="Symmetric_20_Arrow" draw:marker-end-width="0.3cm" draw:fill="none" draw:textarea-vertical-align="middle"/>
    </style:style>
    <style:style style:name="gr32" style:family="graphic" style:parent-style-name="standard">
      <style:graphic-properties svg:stroke-color="#111111" draw:fill-color="#9900ff" draw:opacity="70%" draw:textarea-horizontal-align="justify" draw:textarea-vertical-align="middle" draw:auto-grow-height="false" fo:min-height="0.15cm" fo:min-width="0.2cm"/>
    </style:style>
    <style:style style:name="gr3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ff99ff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color="#99ffff" svg:stroke-opacity="0%" draw:fill-color="#ffffff" draw:opacity="100%" draw:textarea-horizontal-align="justify" draw:textarea-vertical-align="middle" draw:auto-grow-height="false" fo:min-height="0.45cm" fo:min-width="2.1cm"/>
    </style:style>
    <style:style style:name="gr38" style:family="graphic" style:parent-style-name="objectwithoutfill">
      <style:graphic-properties draw:stroke="dash" draw:stroke-dash="Fine_20_Dashe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9999ff" draw:opacity="80%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-color="#111111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-color="#000000" draw:opacity="69%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-color="#9900ff" draw:opacity="70%"/>
      <style:paragraph-properties fo:text-align="center"/>
    </style:style>
    <style:style style:name="P16" style:family="paragraph">
      <loext:graphic-properties draw:fill-color="#00cc00"/>
      <style:paragraph-properties fo:text-align="center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5pt" fo:font-style="italic"/>
    </style:style>
    <style:style style:name="P20" style:family="paragraph">
      <loext:graphic-properties draw:fill-color="#ffffff" draw:opacity="100%"/>
      <style:paragraph-properties fo:text-align="center"/>
      <style:text-properties fo:font-size="15pt" fo:font-style="italic"/>
    </style:style>
    <style:style style:name="T1" style:family="text">
      <style:text-properties fo:color="#cc66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01cm" svg:height="4cm" svg:x="3cm" svg:y="2.701cm">
          <text:p/>
          <draw:enhanced-geometry svg:viewBox="0 0 21600 21600" draw:glue-points="?f6 0 10800 ?f8 ?f11 10800 ?f9 21600 10800 ?f10 ?f5 10800" draw:text-areas="?f3 ?f3 ?f4 ?f4" draw:type="parallelogram" draw:modifiers="12464.18844313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2.7cm" svg:height="4cm" svg:x="6.4cm" svg:y="2.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34.7732181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2.5cm" svg:height="4cm" svg:x="2.9cm" svg:y="2.5cm">
          <text:p/>
          <draw:enhanced-geometry svg:viewBox="0 0 21600 21600" draw:glue-points="?f6 0 10800 ?f8 ?f11 10800 ?f9 21600 10800 ?f10 ?f5 10800" draw:text-areas="?f3 ?f3 ?f4 ?f4" draw:type="parallelogram" draw:modifiers="16134.7732181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1.824cm" svg:height="4.7cm" svg:x="3.5cm" svg:y="2.2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2.002cm" svg:height="4.7cm" svg:x="5.6cm" svg:y="2.2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1.9cm" svg:height="4.7cm" svg:x="7.3cm" svg:y="2.2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1.926cm" svg:height="4.7cm" svg:x="1.8cm" svg:y="2.2cm">
          <text:p/>
          <draw:enhanced-geometry svg:viewBox="0 0 21600 21600" draw:glue-points="?f6 0 10800 ?f8 ?f11 10800 ?f9 21600 10800 ?f10 ?f5 10800" draw:text-areas="?f3 ?f3 ?f4 ?f4" draw:type="parallelogram" draw:modifiers="19716.89711741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629cm" svg:height="0.264cm" draw:transform="rotate (0.0644026493985908) translate (0.6cm 7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cm" svg:y1="7.5cm" svg:x2="2.5cm" svg:y2="6.8cm">
          <text:p/>
        </draw:line>
        <draw:custom-shape draw:style-name="gr8" draw:text-style-name="P4" draw:layer="layout" svg:width="0.629cm" svg:height="0.264cm" draw:transform="rotate (0.0644026493985908) translate (2.3cm 7.5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.7cm" svg:y1="7.497cm" svg:x2="4.2cm" svg:y2="6.797cm">
          <text:p/>
        </draw:line>
        <draw:custom-shape draw:style-name="gr8" draw:text-style-name="P4" draw:layer="layout" svg:width="0.629cm" svg:height="0.264cm" draw:transform="rotate (0.0644026493985908) translate (4.5cm 7.5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4.9cm" svg:y1="7.497cm" svg:x2="6.4cm" svg:y2="6.797cm">
          <text:p/>
        </draw:line>
        <draw:custom-shape draw:style-name="gr8" draw:text-style-name="P4" draw:layer="layout" svg:width="0.629cm" svg:height="0.264cm" draw:transform="rotate (0.0644026493985908) translate (6.1cm 7.6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5cm" svg:y1="7.597cm" svg:x2="8cm" svg:y2="6.897cm">
          <text:p/>
        </draw:line>
        <draw:custom-shape draw:style-name="gr8" draw:text-style-name="P4" draw:layer="layout" svg:width="0.629cm" svg:height="0.264cm" draw:transform="rotate (0.0644026493985908) translate (14.2cm 1.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cm" svg:y1="1.6cm" svg:x2="12.8cm" svg:y2="2.3cm">
          <text:p/>
        </draw:line>
        <draw:custom-shape draw:style-name="gr8" draw:text-style-name="P4" draw:layer="layout" svg:width="0.629cm" svg:height="0.264cm" draw:transform="rotate (0.0644026493985908) translate (15.8cm 1.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9cm" svg:y1="1.6cm" svg:x2="14.4cm" svg:y2="2.3cm">
          <text:p/>
        </draw:line>
        <draw:custom-shape draw:style-name="gr8" draw:text-style-name="P4" draw:layer="layout" svg:width="0.629cm" svg:height="0.264cm" draw:transform="rotate (0.0644026493985908) translate (18.155cm 1.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8.255cm" svg:y1="1.6cm" svg:x2="16.755cm" svg:y2="2.3cm">
          <text:p/>
        </draw:line>
        <draw:custom-shape draw:style-name="gr8" draw:text-style-name="P4" draw:layer="layout" svg:width="0.629cm" svg:height="0.264cm" draw:transform="rotate (0.0644026493985908) translate (19.7cm 1.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8cm" svg:y1="1.6cm" svg:x2="18.3cm" svg:y2="2.3cm">
          <text:p/>
        </draw:line>
        <draw:line draw:style-name="gr11" draw:text-style-name="P7" draw:layer="layout" svg:x1="7cm" svg:y1="4.496cm" svg:x2="10.402cm" svg:y2="3cm">
          <text:p/>
        </draw:line>
        <draw:line draw:style-name="gr11" draw:text-style-name="P7" draw:layer="layout" svg:x1="17.8cm" svg:y1="3.191cm" svg:x2="14.404cm" svg:y2="4.7cm">
          <text:p/>
        </draw:line>
        <draw:custom-shape draw:style-name="gr12" draw:text-style-name="P4" draw:layer="layout" svg:width="0.43cm" svg:height="0.394cm" draw:transform="rotate (0.0207694180987325) translate (2.1cm 1.2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3cm" svg:y1="2cm" svg:x2="1.9cm" svg:y2="2cm">
          <text:p/>
        </draw:line>
        <draw:line draw:style-name="gr9" draw:text-style-name="P5" draw:layer="layout" svg:x1="1.9cm" svg:y1="2.6cm" svg:x2="3cm" svg:y2="2.6cm">
          <text:p/>
        </draw:line>
        <draw:custom-shape draw:style-name="gr13" draw:text-style-name="P3" draw:layer="layout" svg:width="1cm" svg:height="0.2cm" svg:x="1.9cm" svg:y="3.1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8" draw:layer="layout" svg:width="1cm" svg:height="0.2cm" svg:x="1.9cm" svg:y="3.7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9" draw:layer="layout" svg:width="1cm" svg:height="0.2cm" svg:x="1.9cm" svg:y="4.3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text-style-name="P10" draw:layer="layout" svg:width="6.311cm" svg:height="0.806cm" svg:x="2.938cm" svg:y="1.594cm">
          <draw:text-box>
            <text:p><text:span text:style-name="T1">Forward</text:span><text:span text:style-name="T2"> attachment (next)</text:span></text:p>
          </draw:text-box>
        </draw:frame>
        <draw:frame draw:style-name="gr17" draw:text-style-name="P12" draw:layer="layout" svg:width="8.162cm" svg:height="0.806cm" svg:x="2.938cm" svg:y="2.2cm">
          <draw:text-box>
            <text:p text:style-name="P11"><text:span text:style-name="T1">Backward</text:span><text:span text:style-name="T2"> attachment (previous)</text:span></text:p>
          </draw:text-box>
        </draw:frame>
        <draw:frame draw:style-name="gr18" draw:text-style-name="P12" draw:layer="layout" svg:width="1.603cm" svg:height="0.806cm" svg:x="2.938cm" svg:y="2.794cm">
          <draw:text-box>
            <text:p text:style-name="P11"><text:span text:style-name="T2">Lane</text:span></text:p>
          </draw:text-box>
        </draw:frame>
        <draw:frame draw:style-name="gr19" draw:text-style-name="P12" draw:layer="layout" svg:width="1.662cm" svg:height="0.806cm" svg:x="2.938cm" svg:y="1cm">
          <draw:text-box>
            <text:p text:style-name="P11"><text:span text:style-name="T2">Links</text:span></text:p>
          </draw:text-box>
        </draw:frame>
        <draw:frame draw:style-name="gr20" draw:text-style-name="P12" draw:layer="layout" svg:width="4.833cm" svg:height="0.806cm" svg:x="2.938cm" svg:y="3.394cm">
          <draw:text-box>
            <text:p text:style-name="P11"><text:span text:style-name="T2">Directed lane group</text:span></text:p>
          </draw:text-box>
        </draw:frame>
        <draw:frame draw:style-name="gr21" draw:text-style-name="P12" draw:layer="layout" svg:width="1.687cm" svg:height="0.806cm" svg:x="2.938cm" svg:y="4cm">
          <draw:text-box>
            <text:p text:style-name="P11"><text:span text:style-name="T2">Road</text:span></text:p>
          </draw:text-box>
        </draw:frame>
        <draw:custom-shape draw:style-name="gr22" draw:text-style-name="P13" draw:layer="layout" svg:width="9.6cm" svg:height="3.3cm" svg:x="9.3cm" svg:y="9.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8396.38075441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629cm" svg:height="0.264cm" draw:transform="rotate (0.0644026493985908) translate (8.355cm 13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8.755cm" svg:y1="13.3cm" svg:x2="10.255cm" svg:y2="12.6cm">
          <text:p/>
        </draw:line>
        <draw:custom-shape draw:style-name="gr8" draw:text-style-name="P4" draw:layer="layout" svg:width="0.629cm" svg:height="0.264cm" draw:transform="rotate (0.0644026493985908) translate (19.355cm 8.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9.455cm" svg:y1="8.8cm" svg:x2="17.955cm" svg:y2="9.5cm">
          <text:p/>
        </draw:line>
        <draw:custom-shape draw:style-name="gr12" draw:text-style-name="P4" draw:layer="layout" svg:width="0.43cm" svg:height="0.394cm" draw:transform="rotate (0.0207694180987325) translate (8.455cm 9.4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9.355cm" svg:y1="10.2cm" svg:x2="8.255cm" svg:y2="10.2cm">
          <text:p/>
        </draw:line>
        <draw:custom-shape draw:style-name="gr15" draw:text-style-name="P9" draw:layer="layout" svg:width="1cm" svg:height="0.2cm" svg:x="8.255cm" svg:y="10.9cm">
          <text:p/>
          <draw:enhanced-geometry svg:viewBox="0 0 21600 21600" draw:glue-points="?f6 0 10800 ?f8 ?f11 10800 ?f9 21600 10800 ?f10 ?f5 10800" draw:text-areas="?f3 ?f3 ?f4 ?f4" draw:type="parallelogram" draw:modifiers="8394.005994005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12" draw:layer="layout" svg:width="5.2cm" svg:height="0.806cm" svg:x="9.3cm" svg:y="9.894cm">
          <draw:text-box>
            <text:p text:style-name="P11"><text:span text:style-name="T2">Agnostic attachment</text:span></text:p>
          </draw:text-box>
        </draw:frame>
        <draw:frame draw:style-name="gr19" draw:text-style-name="P12" draw:layer="layout" svg:width="1.662cm" svg:height="0.806cm" svg:x="9.293cm" svg:y="9.2cm">
          <draw:text-box>
            <text:p text:style-name="P11"><text:span text:style-name="T2">Links</text:span></text:p>
          </draw:text-box>
        </draw:frame>
        <draw:frame draw:style-name="gr21" draw:text-style-name="P12" draw:layer="layout" svg:width="1.687cm" svg:height="0.806cm" svg:x="9.293cm" svg:y="10.6cm">
          <draw:text-box>
            <text:p text:style-name="P11"><text:span text:style-name="T2">Road</text:span></text:p>
          </draw:text-box>
        </draw:frame>
        <draw:custom-shape draw:style-name="gr26" draw:text-style-name="P14" draw:layer="layout" svg:width="5cm" svg:height="5cm" svg:x="8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8cm" svg:height="0.4cm" svg:x="4.3cm" svg:y="22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xml:id="id1" draw:id="id1" draw:layer="layout" svg:width="0.5cm" svg:height="0.5cm" svg:x="7.8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5" draw:id="id5" draw:layer="layout" svg:width="0.5cm" svg:height="0.5cm" svg:x="7.8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7" draw:id="id7" draw:layer="layout" svg:width="0.5cm" svg:height="0.5cm" svg:x="8.1cm" svg:y="2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2" draw:id="id2" draw:layer="layout" svg:width="0.5cm" svg:height="0.5cm" svg:x="9.8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3" draw:id="id3" draw:layer="layout" svg:width="0.5cm" svg:height="0.5cm" svg:x="10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4" draw:id="id4" draw:layer="layout" svg:width="0.5cm" svg:height="0.5cm" svg:x="12.7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xml:id="id6" draw:id="id6" draw:layer="layout" svg:width="0.5cm" svg:height="0.5cm" svg:x="12.3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8cm" svg:height="0.4cm" svg:x="4.3cm" svg:y="23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8cm" svg:height="0.4cm" svg:x="4.3cm" svg:y="2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8cm" svg:height="0.378cm" draw:transform="rotate (-0.261799387799148) translate (13.998cm 23.8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8cm" svg:height="0.4cm" draw:transform="rotate (-1.5707963267949) translate (10.3cm 1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8cm" svg:height="0.4cm" draw:transform="rotate (-1.5707963267949) translate (11.2cm 1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8cm" svg:height="0.378cm" draw:transform="rotate (-0.261799387799148) translate (13.598cm 24.825cm)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7cm" svg:y1="22.8cm" svg:x2="7.9cm" svg:y2="22.8cm">
          <text:p/>
        </draw:line>
        <draw:line draw:style-name="gr31" draw:text-style-name="P7" draw:layer="layout" svg:x1="7cm" svg:y1="23.7cm" svg:x2="7.9cm" svg:y2="23.7cm">
          <text:p/>
        </draw:line>
        <draw:line draw:style-name="gr31" draw:text-style-name="P7" draw:layer="layout" svg:x1="8.2cm" svg:y1="24.6cm" svg:x2="7.1cm" svg:y2="24.6cm">
          <text:p/>
        </draw:line>
        <draw:line draw:style-name="gr31" draw:text-style-name="P7" draw:layer="layout" svg:x1="10.1cm" svg:y1="20.6cm" svg:x2="10.1cm" svg:y2="19.8cm">
          <text:p/>
        </draw:line>
        <draw:line draw:style-name="gr31" draw:text-style-name="P7" draw:layer="layout" svg:x1="11cm" svg:y1="20.6cm" svg:x2="11cm" svg:y2="19.8cm">
          <text:p/>
        </draw:line>
        <draw:line draw:style-name="gr31" draw:text-style-name="P7" draw:layer="layout" svg:x1="13.13cm" svg:y1="23.8cm" svg:x2="13.999cm" svg:y2="24.033cm">
          <text:p/>
        </draw:line>
        <draw:line draw:style-name="gr31" draw:text-style-name="P7" draw:layer="layout" svg:x1="13.601cm" svg:y1="25.001cm" svg:x2="12.734cm" svg:y2="24.758cm">
          <text:p/>
        </draw:line>
        <draw:custom-shape draw:style-name="gr32" draw:text-style-name="P15" draw:layer="layout" svg:width="0.7cm" svg:height="0.4cm" svg:x="2.9cm" svg:y="18.5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2.8cm" svg:y1="19.5cm" svg:x2="3.6cm" svg:y2="19.5cm">
          <text:p/>
        </draw:line>
        <draw:custom-shape draw:style-name="gr29" draw:text-style-name="P4" draw:layer="layout" svg:width="0.5cm" svg:height="0.5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5cm" svg:height="0.5cm" svg:x="3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7" draw:layer="layout" draw:type="curve" svg:x1="8.3cm" svg:y1="22.75cm" svg:x2="10.05cm" svg:y2="21cm" draw:start-shape="id1" draw:start-glue-point="10" draw:end-shape="id2" draw:end-glue-point="8" svg:d="M8300 22750c1167 0 1750-583 1750-1750" svg:viewBox="0 0 1751 1751">
          <text:p/>
        </draw:connector>
        <draw:connector draw:style-name="gr33" draw:text-style-name="P7" draw:layer="layout" draw:type="curve" svg:x1="8.3cm" svg:y1="22.75cm" svg:x2="10.95cm" svg:y2="21cm" draw:start-shape="id1" draw:start-glue-point="10" draw:end-shape="id3" draw:end-glue-point="8" svg:d="M8300 22750c1767 0 2650-583 2650-1750" svg:viewBox="0 0 2651 1751">
          <text:p/>
        </draw:connector>
        <draw:connector draw:style-name="gr33" draw:text-style-name="P7" draw:layer="layout" draw:type="curve" svg:x1="8.3cm" svg:y1="22.75cm" svg:x2="12.7cm" svg:y2="23.75cm" draw:start-shape="id1" draw:start-glue-point="10" draw:end-shape="id4" draw:end-glue-point="6" svg:d="M8300 22750c3301 0 1102 1000 4400 1000" svg:viewBox="0 0 4401 1001">
          <text:p/>
        </draw:connector>
        <draw:connector draw:style-name="gr34" draw:text-style-name="P7" draw:layer="layout" draw:type="curve" svg:x1="8.3cm" svg:y1="23.65cm" svg:x2="10.05cm" svg:y2="21cm" draw:start-shape="id5" draw:start-glue-point="10" draw:end-shape="id2" draw:end-glue-point="8" svg:d="M8300 23650c1167 0 1750-883 1750-2650" svg:viewBox="0 0 1751 2651">
          <text:p/>
        </draw:connector>
        <draw:connector draw:style-name="gr34" draw:text-style-name="P7" draw:layer="layout" draw:type="curve" svg:x1="8.3cm" svg:y1="23.65cm" svg:x2="10.95cm" svg:y2="21cm" draw:start-shape="id5" draw:start-glue-point="10" draw:end-shape="id3" draw:end-glue-point="8" svg:d="M8300 23650c1767 0 2650-883 2650-2650" svg:viewBox="0 0 2651 2651">
          <text:p/>
        </draw:connector>
        <draw:connector draw:style-name="gr34" draw:text-style-name="P7" draw:layer="layout" draw:type="curve" svg:x1="8.3cm" svg:y1="23.65cm" svg:x2="12.7cm" svg:y2="23.75cm" draw:start-shape="id5" draw:start-glue-point="10" draw:end-shape="id4" draw:end-glue-point="6" svg:d="M8300 23650c3301 0 1102 100 4400 100" svg:viewBox="0 0 4401 101">
          <text:p/>
        </draw:connector>
        <draw:connector draw:style-name="gr35" draw:text-style-name="P7" draw:layer="layout" draw:type="curve" svg:x1="12.3cm" svg:y1="24.65cm" svg:x2="8.6cm" svg:y2="24.55cm" draw:start-shape="id6" draw:start-glue-point="6" draw:end-shape="id7" draw:end-glue-point="10" svg:d="M12300 24650c-2773 0-924-100-3700-100" svg:viewBox="0 0 3701 101">
          <text:p/>
        </draw:connector>
        <draw:connector draw:style-name="gr35" draw:text-style-name="P7" draw:layer="layout" draw:type="curve" svg:x1="12.3cm" svg:y1="24.65cm" svg:x2="10.05cm" svg:y2="21cm" draw:start-shape="id6" draw:start-glue-point="6" draw:end-shape="id2" draw:end-glue-point="8" svg:d="M12300 24650c-1500 0-2250-1216-2250-3650" svg:viewBox="0 0 2251 3651">
          <text:p/>
        </draw:connector>
        <draw:connector draw:style-name="gr35" draw:text-style-name="P7" draw:layer="layout" draw:type="curve" svg:x1="12.3cm" svg:y1="24.65cm" svg:x2="10.95cm" svg:y2="21cm" draw:start-shape="id6" draw:start-glue-point="6" draw:end-shape="id3" draw:end-glue-point="8" svg:d="M12300 24650c-900 0-1350-1216-1350-3650" svg:viewBox="0 0 1351 3651">
          <text:p/>
        </draw:connector>
        <draw:frame draw:style-name="gr36" draw:text-style-name="P18" draw:layer="layout" svg:width="4.49cm" svg:height="0.725cm" svg:x="3.5cm" svg:y="16.875cm">
          <draw:text-box>
            <text:p text:style-name="P17"><text:span text:style-name="T3">Outflow junction links</text:span></text:p>
          </draw:text-box>
        </draw:frame>
        <draw:frame draw:style-name="gr36" draw:text-style-name="P18" draw:layer="layout" svg:width="4.16cm" svg:height="0.725cm" svg:x="3.5cm" svg:y="17.575cm">
          <draw:text-box>
            <text:p text:style-name="P17"><text:span text:style-name="T3">Inflow junction links</text:span></text:p>
          </draw:text-box>
        </draw:frame>
        <draw:frame draw:style-name="gr36" draw:text-style-name="P18" draw:layer="layout" svg:width="1.45cm" svg:height="0.725cm" svg:x="3.51cm" svg:y="18.3cm">
          <draw:text-box>
            <text:p text:style-name="P17"><text:span text:style-name="T3">Lane</text:span></text:p>
          </draw:text-box>
        </draw:frame>
        <draw:frame draw:style-name="gr36" draw:text-style-name="P18" draw:layer="layout" svg:width="6.12cm" svg:height="0.725cm" svg:x="3.51cm" svg:y="19.075cm">
          <draw:text-box>
            <text:p text:style-name="P17"><text:span text:style-name="T3">Directed attachment (forward)</text:span></text:p>
          </draw:text-box>
        </draw:frame>
        <draw:custom-shape draw:style-name="gr37" draw:text-style-name="P20" draw:layer="layout" svg:width="2.6cm" svg:height="0.7cm" svg:x="12.8cm" svg:y="19.8cm">
          <text:p text:style-name="P19">Jun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7" draw:layer="layout" svg:x1="14.1cm" svg:y1="20.5cm" svg:x2="12.6cm" svg:y2="21.7cm">
          <text:p/>
        </draw:line>
        <draw:custom-shape draw:style-name="gr37" draw:text-style-name="P20" draw:layer="layout" svg:width="2.6cm" svg:height="0.7cm" svg:x="7.2cm" svg:y="26.5cm">
          <text:p text:style-name="P19">path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7" draw:layer="layout" svg:x1="8.5cm" svg:y1="26.5cm" svg:x2="10.1cm" svg:y2="2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_20_unfilled" draw:display-name="Square 45 unfilled" svg:viewBox="0 0 3000 3000" svg:d="M1500 3000l-1500-1500 1500-1500 1500 1500zM1500 2715l-1215-1215 1215-1215 1215 121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11:06.573000000</meta:creation-date>
    <dc:date>2016-03-23T19:41:03.003000000</dc:date>
    <meta:editing-duration>PT6M59S</meta:editing-duration>
    <meta:editing-cycles>2</meta:editing-cycles>
    <meta:generator>LibreOffice/4.4.4.3$Windows_x86 LibreOffice_project/2c39ebcf046445232b798108aa8a7e7d89552ea8</meta:generator>
    <meta:document-statistic meta:object-count="91"/>
  </office:meta>
</office:document-meta>
</file>